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bde" officeooo:paragraph-rsid="000b2bde"/>
    </style:style>
    <style:style style:name="P2" style:family="paragraph" style:parent-style-name="Standard">
      <style:text-properties officeooo:rsid="000b2bde" officeooo:paragraph-rsid="000bc507"/>
    </style:style>
    <style:style style:name="P3" style:family="paragraph" style:parent-style-name="Standard">
      <style:text-properties officeooo:rsid="000b2bde" officeooo:paragraph-rsid="000bc507"/>
    </style:style>
    <style:style style:name="P4" style:family="paragraph" style:parent-style-name="Standard">
      <style:text-properties officeooo:rsid="00102911" officeooo:paragraph-rsid="00102911"/>
    </style:style>
    <style:style style:name="P5" style:family="paragraph" style:parent-style-name="Standard">
      <style:text-properties fo:color="#000000" style:font-name="Verdana" fo:font-size="10pt" officeooo:rsid="00102911" officeooo:paragraph-rsid="00102911" style:font-size-asian="10pt" style:font-size-complex="10pt"/>
    </style:style>
    <style:style style:name="P6" style:family="paragraph" style:parent-style-name="Standard">
      <style:text-properties fo:color="#000000" officeooo:rsid="000b2bde" officeooo:paragraph-rsid="000b2bde"/>
    </style:style>
    <style:style style:name="P7" style:family="paragraph" style:parent-style-name="Standard">
      <style:text-properties fo:color="#000000" officeooo:rsid="000b2bde" officeooo:paragraph-rsid="0011165d"/>
    </style:style>
    <style:style style:name="P8" style:family="paragraph" style:parent-style-name="Standard">
      <style:text-properties fo:color="#000000" officeooo:rsid="0011165d" officeooo:paragraph-rsid="0011165d"/>
    </style:style>
    <style:style style:name="P9" style:family="paragraph" style:parent-style-name="Standard">
      <style:text-properties fo:color="#000000" fo:font-weight="bold" officeooo:rsid="0011165d" officeooo:paragraph-rsid="0011165d" style:font-weight-asian="bold" style:font-weight-complex="bold"/>
    </style:style>
    <style:style style:name="T1" style:family="text">
      <style:text-properties fo:background-color="#ffd8ce" loext:char-shading-value="0"/>
    </style:style>
    <style:style style:name="T2" style:family="text">
      <style:text-properties officeooo:rsid="000cbd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– logica de programação e algoritmos<text:tab/><text:tab/><text:tab/><text:tab/><text:tab/>24/06/2022</text:p>
      <text:p text:style-name="P1"/>
      <text:p text:style-name="P1">Objeto: é usado para armazenar entrada valor.</text:p>
      <text:p text:style-name="P1">chave: valor</text:p>
      <text:p text:style-name="P1"/>
      <text:p text:style-name="P1">OBS: é uma forma de eu unificar informações de um objeto exemplo:</text:p>
      <text:p text:style-name="P1">let name= “caroline;</text:p>
      <text:p text:style-name="P1">let lastname= “nunes”</text:p>
      <text:p text:style-name="P1">let nickname= “silva”</text:p>
      <text:p text:style-name="P1">let age=24</text:p>
      <text:p text:style-name="P1"/>
      <text:p text:style-name="P1">let singer = {</text:p>
      <text:p text:style-name="P1">lastName= “caroline”</text:p>
      <text:p text:style-name="P1">let lastname= “nunes”<text:tab/><text:tab/><text:tab/>→ forma de eu armazenar características dentro da variavel</text:p>
      <text:p text:style-name="P1">let nickname= “silva”</text:p>
      <text:p text:style-name="P1">let age=24</text:p>
      <text:p text:style-name="P1">};</text:p>
      <text:p text:style-name="P1"/>
      <text:p text:style-name="P1"/>
      <text:p text:style-name="P1"/>
      <text:p text:style-name="P1"><text:tab/><text:tab/><text:span text:style-name="T1">FORMA DE ACESSAR O VALOR DE UMA PROPRIEDADE</text:span></text:p>
      <text:p text:style-name="P1">console.log (“A desenvolvedora” + singer.name + “ “ + singer.lastName + “ possui” + singer.age + “anos”);</text:p>
      <text:p text:style-name="P1"/>
      <text:p text:style-name="P2">console.log (“A desenvolvedora” + singer<text:span text:style-name="T2">[</text:span>name<text:span text:style-name="T2">]</text:span> + “ “ + singer<text:span text:style-name="T2">[</text:span>lastName<text:span text:style-name="T2">]</text:span> + “ possui” + singer<text:span text:style-name="T2">[</text:span>age<text:span text:style-name="T2">]</text:span> + “anos”);</text:p>
      <text:p text:style-name="P2"/>
      <text:p text:style-name="P2"/>
      <text:p text:style-name="P4"><text:tab/><text:tab/><text:tab/><text:tab/><text:tab/>FUNÇÃO</text:p>
      <text:p text:style-name="P5">Função é um conjunto de instruções que executa uma tarefa ou calcula um valor.</text:p>
      <text:p text:style-name="P6"/>
      <text:p text:style-name="P8">Function nomeDaFuncao ( ) {</text:p>
      <text:p text:style-name="P8">}</text:p>
      <text:p text:style-name="P8"/>
      <text:p text:style-name="P7"/>
      <text:p text:style-name="P8">Function nomeDaFuncao (parametro1, parametro2) {</text:p>
      <text:p text:style-name="P8">console.log(parametro1);</text:p>
      <text:p text:style-name="P8">console.log(parametro2);</text:p>
      <text:p text:style-name="P8">}</text:p>
      <text:p text:style-name="P8"/>
      <text:p text:style-name="P8"/>
      <text:p text:style-name="P8">Function nomeDaFuncao (parametro1, parametro2) {</text:p>
      <text:p text:style-name="P8">var = resultad = parametro1 + parametro2;</text:p>
      <text:p text:style-name="P8"/>
      <text:p text:style-name="P8">return resultado;</text:p>
      <text:p text:style-name="P8">}</text:p>
      <text:p text:style-name="P8"/>
      <text:p text:style-name="P9">invocação de uma função</text:p>
      <text:p text:style-name="P8">nomeDaFuncao(10, 20);</text:p>
      <text:p text:style-name="P8">outraFuncao ();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5:14:48.329596610</meta:creation-date>
    <dc:date>2022-06-26T00:48:54.706305950</dc:date>
    <meta:editing-duration>PT4H12M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2" meta:word-count="157" meta:character-count="1043" meta:non-whitespace-character-count="904"/>
  </office:meta>
</office:document-meta>
</file>